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4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302cm" svg:x="2.143cm" svg:y="2.905cm">
          <text:p text:style-name="P1">client</text:p>
          <text:p text:style-name="P1">172.20.0.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3.302cm" svg:x="7.731cm" svg:y="2.905cm">
          <text:p text:style-name="P1">serv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1cm" svg:height="3.302cm" svg:x="14.77cm" svg:y="3.032cm">
          <text:p text:style-name="P1">ritgrub</text:p>
          <text:p text:style-name="P1">172.30.0.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207cm" svg:y1="4.556cm" svg:x2="7.731cm" svg:y2="4.556cm">
          <text:p/>
        </draw:line>
        <draw:line draw:style-name="gr4" draw:text-style-name="P2" draw:layer="layout" svg:x1="13.065cm" svg:y1="4.683cm" svg:x2="14.716cm" svg:y2="4.683cm">
          <text:p/>
        </draw:line>
        <draw:frame draw:style-name="gr5" draw:text-style-name="P3" draw:layer="layout" svg:width="4.064cm" svg:height="1.397cm" svg:x="6.334cm" svg:y="4.556cm">
          <draw:text-box>
            <text:p>172.20.0.3</text:p>
          </draw:text-box>
        </draw:frame>
        <draw:frame draw:style-name="gr5" draw:text-style-name="P3" draw:layer="layout" svg:width="4.064cm" svg:height="1.397cm" svg:x="10.768cm" svg:y="4.51cm">
          <draw:text-box>
            <text:p>172.30.0.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8:19.461333167</meta:creation-date>
    <dc:date>2018-07-23T16:07:34.574933291</dc:date>
    <meta:editing-duration>P2DT5H4M44S</meta:editing-duration>
    <meta:editing-cycles>21</meta:editing-cycles>
    <meta:generator>LibreOffice/5.1.6.2$Linux_X86_64 LibreOffice_project/10m0$Build-2</meta:generator>
    <meta:document-statistic meta:object-count="7"/>
  </office:meta>
</office:document-meta>
</file>